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0cdf" officeooo:paragraph-rsid="00070cd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7d6f4" officeooo:paragraph-rsid="0007d6f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8c551" officeooo:paragraph-rsid="0008c55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a6bf7" officeooo:paragraph-rsid="000a6bf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a8c2f" officeooo:paragraph-rsid="000a8c2f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475f5" officeooo:paragraph-rsid="001475f5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1b4cf" officeooo:paragraph-rsid="0021b4c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a8c2f" officeooo:paragraph-rsid="0010c49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9ea1" officeooo:paragraph-rsid="000a9ea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8f08" officeooo:paragraph-rsid="000f8f0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ebcd" officeooo:paragraph-rsid="0010ebc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8371" officeooo:paragraph-rsid="0011837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25c2" officeooo:paragraph-rsid="001325c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5980" officeooo:paragraph-rsid="0016598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4109" officeooo:paragraph-rsid="0017410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35f4" officeooo:paragraph-rsid="001a35f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1b4cf" officeooo:paragraph-rsid="0021b4c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dea7" officeooo:paragraph-rsid="0021dea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202f" officeooo:paragraph-rsid="0023202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841a8" officeooo:paragraph-rsid="003841a8" style:font-size-asian="10.5pt" style:font-weight-asian="normal" style:font-size-complex="12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officeooo:rsid="000a8167"/>
    </style:style>
    <style:style style:name="T2" style:family="text">
      <style:text-properties officeooo:rsid="000a8c2f"/>
    </style:style>
    <style:style style:name="T3" style:family="text">
      <style:text-properties officeooo:rsid="000bf86d"/>
    </style:style>
    <style:style style:name="T4" style:family="text">
      <style:text-properties officeooo:rsid="001343e7"/>
    </style:style>
    <style:style style:name="T5" style:family="text">
      <style:text-properties officeooo:rsid="00174109"/>
    </style:style>
    <style:style style:name="T6" style:family="text">
      <style:text-properties officeooo:rsid="001dd8b9"/>
    </style:style>
    <style:style style:name="T7" style:family="text">
      <style:text-properties officeooo:rsid="0024bb87"/>
    </style:style>
    <style:style style:name="T8" style:family="text">
      <style:text-properties officeooo:rsid="0026433f"/>
    </style:style>
    <style:style style:name="T9" style:family="text">
      <style:text-properties officeooo:rsid="0026cacb"/>
    </style:style>
    <style:style style:name="T10" style:family="text">
      <style:text-properties officeooo:rsid="00286dc8"/>
    </style:style>
    <style:style style:name="T11" style:family="text">
      <style:text-properties officeooo:rsid="00291cc1"/>
    </style:style>
    <style:style style:name="T12" style:family="text">
      <style:text-properties officeooo:rsid="002af667"/>
    </style:style>
    <style:style style:name="T13" style:family="text">
      <style:text-properties officeooo:rsid="002cc67f"/>
    </style:style>
    <style:style style:name="T14" style:family="text">
      <style:text-properties officeooo:rsid="002e9fd9"/>
    </style:style>
    <style:style style:name="T15" style:family="text">
      <style:text-properties officeooo:rsid="00306f9c"/>
    </style:style>
    <style:style style:name="T16" style:family="text">
      <style:text-properties officeooo:rsid="00327ca5"/>
    </style:style>
    <style:style style:name="T17" style:family="text">
      <style:text-properties officeooo:rsid="0033ce29"/>
    </style:style>
    <style:style style:name="T18" style:family="text">
      <style:text-properties officeooo:rsid="00388bec"/>
    </style:style>
    <style:style style:name="T19" style:family="text">
      <style:text-properties officeooo:rsid="003a7b96"/>
    </style:style>
    <style:style style:name="T20" style:family="text">
      <style:text-properties officeooo:rsid="003ace81"/>
    </style:style>
    <style:style style:name="T21" style:family="text">
      <style:text-properties officeooo:rsid="003cbc94"/>
    </style:style>
    <style:style style:name="T22" style:family="text">
      <style:text-properties officeooo:rsid="003d338d"/>
    </style:style>
    <style:style style:name="T23" style:family="text">
      <style:text-properties officeooo:rsid="003e89c2"/>
    </style:style>
    <style:style style:name="T24" style:family="text">
      <style:text-properties officeooo:rsid="003f5e2b"/>
    </style:style>
    <style:style style:name="T25" style:family="text">
      <style:text-properties officeooo:rsid="003fdbe3"/>
    </style:style>
    <style:style style:name="T26" style:family="text">
      <style:text-properties officeooo:rsid="00407817"/>
    </style:style>
    <style:style style:name="T27" style:family="text">
      <style:text-properties officeooo:rsid="004284e6"/>
    </style:style>
    <style:style style:name="T28" style:family="text">
      <style:text-properties officeooo:rsid="0043b481"/>
    </style:style>
    <style:style style:name="T29" style:family="text">
      <style:text-properties officeooo:rsid="00453f66"/>
    </style:style>
    <style:style style:name="T30" style:family="text">
      <style:text-properties officeooo:rsid="0045de61"/>
    </style:style>
    <style:style style:name="T31" style:family="text">
      <style:text-properties officeooo:rsid="0045e219"/>
    </style:style>
    <style:style style:name="T32" style:family="text">
      <style:text-properties officeooo:rsid="0046ee3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Technik PVL Projekt</text:p>
      <text:p text:style-name="P1"/>
      <text:p text:style-name="P2">Nutzergruppen</text:p>
      <text:p text:style-name="P9">Liste und kurze Erläuterung</text:p>
      <text:p text:style-name="P2"/>
      <text:p text:style-name="P3">Funktionalitäten</text:p>
      <text:p text:style-name="P11">Hinzufügen zu der Nutzergruppen Liste</text:p>
      <text:p text:style-name="P3"/>
      <text:p text:style-name="P4">Welche Nutzergruppen brauchen <text:span text:style-name="T1">welche Funktion</text:span><text:span text:style-name="T2">alitäten ?</text:span></text:p>
      <text:p text:style-name="P10">Oben in der Nutzergruppen Liste beschreiben</text:p>
      <text:p text:style-name="P4"/>
      <text:p text:style-name="P5">Wie sehen die Funktionalitäten genau aus ?</text:p>
      <text:p text:style-name="P8"><text:span text:style-name="T3">mindestens 5 Funktionalitäten sollen per </text:span>Use-Case-Formular <text:span text:style-name="T3">beschrieben werden.</text:span></text:p>
      <text:p text:style-name="P8"/>
      <text:p text:style-name="P12">Sonstiges:</text:p>
      <text:p text:style-name="P13">• Skizze einer wichtigen Ansicht der GUI als Papierprototyp (GUI-Mockup, Wireframe),</text:p>
      <text:p text:style-name="P13">• <text:span text:style-name="T4">(</text:span>ggf. Visualisierung von Abläufen per Aktivitätsdiagramm, falls dies dem Verständnis hilft.<text:span text:style-name="T4">)</text:span></text:p>
      <text:p text:style-name="P13"><draw:line text:anchor-type="paragraph" draw:z-index="0" draw:name="Horizontal line 1" draw:style-name="gr1" draw:text-style-name="P21" svg:x1="-0.305cm" svg:y1="0.383cm" svg:x2="17.595cm" svg:y2="0.305cm"><text:p/></draw:line></text:p>
      <text:p text:style-name="P13"/>
      <text:p text:style-name="P6">Nutzergruppen</text:p>
      <text:p text:style-name="P14">Enduser oder anonyme Nutzer mit wenig Rechten</text:p>
      <text:p text:style-name="P15">Premium Enduser die für volle User Funktionalität bezahlen</text:p>
      <text:p text:style-name="P16">Admins zur Verwaltung und Pflegen der App</text:p>
      <text:p text:style-name="P20">(<text:span text:style-name="T5">→ </text:span><text:span text:style-name="T18">Rollen für </text:span><text:span text:style-name="T6">Studierende &amp; Profesor*innen</text:span>)</text:p>
      <text:p text:style-name="P16"/>
      <text:p text:style-name="P7">Funktion<text:span text:style-name="T19">a</text:span>litäten</text:p>
      <text:p text:style-name="P17">- <text:span text:style-name="T20">Individueen sind binäre Zeichenketten fester Länge </text:span><text:span text:style-name="T25">(16bits)</text:span></text:p>
      <text:p text:style-name="P17">- <text:span text:style-name="T20">Mutationen sind durch Veränderung der festen Zeichenketten zulässig → </text:span><text:span text:style-name="T22">Rekombinationsoperatoren sind </text:span><text:span text:style-name="T23">durch </text:span><text:span text:style-name="T22">Bitoperatoren </text:span><text:span text:style-name="T24">implementiert </text:span><text:span text:style-name="T22">(&amp;(And), |(Or), ^(Xor))</text:span></text:p>
      <text:p text:style-name="P17">- <text:span text:style-name="T21">Mutationen werden durch „Normale“ Zeichenketten abgegrenzt.</text:span></text:p>
      <text:p text:style-name="P17"><text:tab/>→ <text:span text:style-name="T26">Festlegung der Mutationskriterien (!)</text:span></text:p>
      <text:p text:style-name="P19">- Zugriff auf verschiedene Evolutionsalgorythmen <text:span text:style-name="T7">(Premium Nutzer haben Zugriff auf alle Algor</text:span><text:span text:style-name="T13">i</text:span><text:span text:style-name="T7">thm</text:span><text:span text:style-name="T13">en</text:span><text:span text:style-name="T7">)</text:span></text:p>
      <text:p text:style-name="P18">- <text:span text:style-name="T8">Grafische Darstellung der Algor</text:span><text:span text:style-name="T9">i</text:span><text:span text:style-name="T8">thmen</text:span></text:p>
      <text:p text:style-name="P18">- <text:span text:style-name="T16">Grafik der </text:span><text:span text:style-name="T14">Statistik </text:span><text:span text:style-name="T16">von</text:span><text:span text:style-name="T14"> Ablauf </text:span><text:span text:style-name="T16">der Optimierung </text:span><text:span text:style-name="T17">von den Algorithmen </text:span><text:span text:style-name="T14">(?) (Premium Nut</text:span><text:span text:style-name="T15">z</text:span><text:span text:style-name="T14">er)</text:span></text:p>
      <text:p text:style-name="P18">- <text:span text:style-name="T10">Herunterladen der Grafiken und Nummerischen Darstellung </text:span></text:p>
      <text:p text:style-name="P18">- <text:span text:style-name="T11">Hochladen und damit persistenten Speichern der Grafiken und Nummerischen Darstellung (für Permium Nutzer)</text:span></text:p>
      <text:p text:style-name="P18">- <text:span text:style-name="T12">Nutzung für GUI ausgelegt.</text:span></text:p>
      <text:p text:style-name="P18">- <text:span text:style-name="T27">Konfiguration der DatenspeicherMedien (Cloud, </text:span><text:span text:style-name="T28">Formate</text:span><text:span text:style-name="T27">) </text:span><text:span text:style-name="T32">(Admin)</text:span></text:p>
      <text:p text:style-name="P18">- <text:span text:style-name="T30">Accountverwaltung </text:span><text:span text:style-name="T31">(</text:span><text:span text:style-name="T32">Admin</text:span><text:span text:style-name="T31">)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1:37.023032438</meta:creation-date>
    <dc:date>2023-11-01T13:19:24.794054941</dc:date>
    <meta:editing-duration>PT21M41S</meta:editing-duration>
    <meta:editing-cycles>67</meta:editing-cycles>
    <meta:generator>LibreOffice/7.5.8.1$Linux_X86_64 LibreOffice_project/50$Build-1</meta:generator>
    <meta:document-statistic meta:table-count="0" meta:image-count="0" meta:object-count="0" meta:page-count="1" meta:paragraph-count="30" meta:word-count="200" meta:character-count="1576" meta:non-whitespace-character-count="1404"/>
  </office:meta>
</office:document-meta>
</file>